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15%" fo:text-align="justify" style:justify-single-word="false"/>
      <style:text-properties fo:font-size="11pt" fo:language="en" fo:country="none" style:font-size-asian="11pt" style:font-size-complex="11pt"/>
    </style:style>
    <style:style style:name="P2" style:family="paragraph" style:parent-style-name="Standard" style:list-style-name="">
      <style:paragraph-properties fo:margin-top="0cm" fo:margin-bottom="0.353cm" fo:line-height="115%" fo:text-align="justify" style:justify-single-word="false"/>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cm" fo:margin-bottom="0.353cm" fo:line-height="115%" fo:text-align="justify" style:justify-single-word="false"/>
      <style:text-properties fo:font-size="14pt" fo:language="en" fo:country="none" fo:font-weight="bold" style:font-size-asian="14pt" style:font-weight-asian="bold" style:font-size-complex="14pt" style:font-weight-complex="bold"/>
    </style:style>
    <style:style style:name="P4" style:family="paragraph" style:parent-style-name="Standard" style:list-style-name="">
      <style:paragraph-properties fo:margin-top="0cm" fo:margin-bottom="0.353cm" fo:line-height="115%" fo:text-align="justify" style:justify-single-word="false"/>
      <style:text-properties fo:font-size="26pt" fo:language="en" fo:country="none" style:font-size-asian="26pt" style:font-size-complex="26pt"/>
    </style:style>
    <style:style style:name="P5" style:family="paragraph" style:parent-style-name="Standard" style:list-style-name="">
      <style:paragraph-properties fo:margin-top="0cm" fo:margin-bottom="0.353cm" fo:line-height="115%" fo:text-align="justify" style:justify-single-word="false"/>
    </style:style>
    <style:style style:name="P6" style:family="paragraph" style:parent-style-name="Standard" style:list-style-name="">
      <style:paragraph-properties fo:margin-top="0cm" fo:margin-bottom="0.353cm" fo:line-height="115%" fo:text-align="justify" style:justify-single-word="false"/>
      <style:text-properties fo:font-size="16pt" fo:language="en" fo:country="none" fo:font-weight="bold" style:font-size-asian="16pt" style:font-weight-asian="bold" style:font-size-complex="16pt" style:font-weight-complex="bold"/>
    </style:style>
    <style:style style:name="P7" style:family="paragraph" style:parent-style-name="Standard" style:list-style-name="" style:master-page-name="Standard">
      <style:paragraph-properties fo:margin-top="0cm" fo:margin-bottom="0.353cm" fo:line-height="115%" fo:text-align="justify" style:justify-single-word="false" style:page-number="auto"/>
      <style:text-properties fo:font-size="11pt" fo:language="en" fo:country="none" style:font-size-asian="11pt" style:font-size-complex="11pt"/>
    </style:style>
    <style:style style:name="P8" style:family="paragraph" style:parent-style-name="Standard" style:list-style-name="RTF_5f_Num_20_2">
      <style:paragraph-properties fo:margin-left="1.27cm" fo:margin-right="0cm" fo:margin-top="0cm" fo:margin-bottom="0.353cm" fo:line-height="115%" fo:text-align="justify" style:justify-single-word="false" fo:text-indent="-0.635cm" style:auto-text-indent="false">
        <style:tab-stops/>
      </style:paragraph-properties>
      <style:text-properties fo:font-size="11pt" fo:language="en" fo:country="none" style:font-size-asian="11pt" style:font-size-complex="11pt"/>
    </style:style>
    <style:style style:name="T1" style:family="text">
      <style:text-properties fo:font-size="16pt" fo:language="en" fo:country="none" fo:font-weight="bold" style:font-size-asian="16pt" style:font-weight-asian="bold" style:font-size-complex="16pt" style:font-weight-complex="bold"/>
    </style:style>
    <style:style style:name="T2" style:family="text">
      <style:text-properties fo:font-size="16pt" fo:language="en" fo:country="none" style:font-size-asian="16pt" style:font-size-complex="16pt"/>
    </style:style>
    <style:style style:name="T3" style:family="text">
      <style:text-properties fo:font-size="11pt" fo:language="en" fo:country="none" style:font-size-asian="11pt" style:font-size-complex="11pt"/>
    </style:style>
    <style:style style:name="T4" style:family="text">
      <style:text-properties fo:font-size="11pt" fo:language="en" fo:country="none" fo:font-weight="bold" style:font-size-asian="11pt" style:font-weight-asian="bold" style:font-size-complex="11pt" style:font-weight-complex="bold"/>
    </style:style>
    <style:style style:name="T5" style:family="text">
      <style:text-properties fo:font-size="14pt" fo:language="en" fo:country="none" fo:font-weight="bold" style:font-size-asian="14pt" style:font-weight-asian="bold" style:font-size-complex="14pt" style:font-weight-complex="bold"/>
    </style:style>
    <style:style style:name="T6" style:family="text">
      <style:text-properties fo:font-size="14pt" fo:language="en" fo:country="none" style:font-size-asian="14pt" style:font-size-complex="14pt"/>
    </style:style>
    <style:style style:name="T7" style:family="text">
      <style:text-properties fo:language="en" fo:country="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4"><text:tab/><text:tab/><text:tab/><text:tab/>Normalization</text:p>
      <text:p text:style-name="P3"/>
      <text:p text:style-name="P5"><text:span text:style-name="T1">Normalization :</text:span><text:span text:style-name="T2"> </text:span><text:span text:style-name="T3">Normalization is a database design technique that reduces data redundancy and eliminates undesirable characteristics like Insertion, Update and Deletion Anomalies. Normalization rules divides larger tables into smaller tables and links them using relationships. The purpose of Normalization in SQL is to eliminate redundant (repetitive) data and ensure data is stored logically.</text:span></text:p>
      <text:p text:style-name="P6">Forms Of Normalization : </text:p>
      <text:p text:style-name="P5"><text:span text:style-name="T5">First normal form (1NF) :</text:span><text:span text:style-name="T6"> </text:span><text:span text:style-name="T3">As per the rule of first normal form, an attribute (column) of a table cannot hold multiple values. It should hold only atomic values.</text:span></text:p>
      <text:p text:style-name="P1">Example: Suppose a company wants to store the names and contact details of its employees. It creates a table that looks like this :</text:p>
      <text:p text:style-name="P1"/>
      <text:p text:style-name="P2">EMP_ID<text:tab/>EMP_NAME<text:tab/>EMP_PHONE <text:s/></text:p>
      <text:p text:style-name="P1">2000<text:tab/><text:tab/>Ajay<text:tab/><text:tab/>8574783832 , 8589830302</text:p>
      <text:p text:style-name="P1">1000<text:tab/><text:tab/>Abhay<text:tab/><text:tab/>7390372389</text:p>
      <text:p text:style-name="P1"/>
      <text:p text:style-name="P1">This table is not in 1NF as the rule says “each attribute of a table must have atomic (single) values”, the emp_mobile values for employee Ajay is violating this rule.</text:p>
      <text:p text:style-name="P1">To make the table complies with 1NF we should have the data like this : </text:p>
      <text:p text:style-name="P2"/>
      <text:p text:style-name="P2">EMP_ID<text:tab/>EMP_NAME<text:tab/>EMP_PHONE <text:s/></text:p>
      <text:p text:style-name="P1">2000<text:tab/><text:tab/>Ajay<text:tab/><text:tab/>8574783832 </text:p>
      <text:p text:style-name="P1">2000<text:tab/><text:tab/>Ajay<text:tab/><text:tab/>8589830302</text:p>
      <text:p text:style-name="P1">2100<text:tab/><text:tab/>Abhay<text:tab/><text:tab/>7390372389</text:p>
      <text:p text:style-name="P1"/>
      <text:p text:style-name="P5"><text:soft-page-break/><text:span text:style-name="T5">Second normal form (2NF) : </text:span><text:span text:style-name="T3">A table is said to be in 2NF if both the following conditions hold:</text:span></text:p>
      <text:list xml:id="list3838687351414831714" text:style-name="RTF_5f_Num_20_2">
        <text:list-item>
          <text:p text:style-name="P8">Table is in 1NF (First normal form)</text:p>
        </text:list-item>
        <text:list-item>
          <text:p text:style-name="P8">No non-prime attribute is dependent on the proper subset of any candidate key of table.</text:p>
        </text:list-item>
      </text:list>
      <text:p text:style-name="P1">An attribute that is not part of any candidate key is known as non-prime attribute.</text:p>
      <text:p text:style-name="P1">Example: </text:p>
      <text:p text:style-name="P2"/>
      <text:p text:style-name="P2">Customer ID <text:tab/><text:tab/>Store ID<text:tab/><text:tab/>Location</text:p>
      <text:p text:style-name="P1">1<text:tab/><text:tab/><text:tab/>2<text:tab/><text:tab/><text:tab/>Jaipur</text:p>
      <text:p text:style-name="P1">1<text:tab/><text:tab/><text:tab/>3<text:tab/><text:tab/><text:tab/>Dausa</text:p>
      <text:p text:style-name="P1"/>
      <text:p text:style-name="P1">This table has a composite primary key [Customer ID, Store ID]. The non-key attribute is [Purchase Location]. In this case, [Purchase Location] only depends on [Store ID], which is only part of the primary key. Therefore, this table does not satisfy second normal form.</text:p>
      <text:p text:style-name="P1">To bring this table to second normal form, we break the table into two tables, and now we have the following:</text:p>
      <text:p text:style-name="P2"/>
      <text:p text:style-name="P2">Customer ID <text:tab/><text:tab/>Store ID</text:p>
      <text:p text:style-name="P1">1<text:tab/><text:tab/><text:tab/>2</text:p>
      <text:p text:style-name="P1">1<text:tab/><text:tab/><text:tab/>3</text:p>
      <text:p text:style-name="P2"/>
      <text:p text:style-name="P2">Store ID<text:tab/><text:tab/>Location</text:p>
      <text:p text:style-name="P1">2<text:tab/><text:tab/><text:tab/>Jaipur</text:p>
      <text:p text:style-name="P1">3<text:tab/><text:tab/><text:tab/>Dausa</text:p>
      <text:p text:style-name="P1"/>
      <text:p text:style-name="P5"><text:span text:style-name="T5">Third Normal form (3NF) :</text:span><text:span text:style-name="T7"> </text:span><text:span text:style-name="T3"><text:s/>A table design is said to be in 3NF if both the following conditions hold:</text:span></text:p>
      <text:list xml:id="list38581408" text:continue-numbering="true" text:style-name="RTF_5f_Num_20_2">
        <text:list-item>
          <text:p text:style-name="P8">Table must be in 2NF</text:p>
        </text:list-item>
        <text:list-item>
          <text:p text:style-name="P8"><text:soft-page-break/>Transitive functional dependency of non-prime attribute on any super key should be removed.</text:p>
        </text:list-item>
      </text:list>
      <text:p text:style-name="P1">An attribute that is not part of any candidate key is known as non-prime attribute.</text:p>
      <text:p text:style-name="P1">In other words 3NF can be explained like this: A table is in 3NF if it is in 2NF and for each functional dependency X-&gt; Y at least one of the following conditions hold:</text:p>
      <text:list xml:id="list38572269" text:continue-numbering="true" text:style-name="RTF_5f_Num_20_2">
        <text:list-item>
          <text:p text:style-name="P8">X is a super key of table</text:p>
        </text:list-item>
        <text:list-item>
          <text:p text:style-name="P8">Y is a prime attribute of table</text:p>
        </text:list-item>
      </text:list>
      <text:p text:style-name="P1">An attribute that is a part of one of the candidate keys is known as prime attribute.</text:p>
      <text:p text:style-name="P1">Example : </text:p>
      <text:p text:style-name="P2">Customer ID <text:tab/><text:tab/>ZipCode<text:tab/><text:tab/>City</text:p>
      <text:p text:style-name="P1">Ajay<text:tab/><text:tab/><text:tab/>302011<text:tab/><text:tab/><text:tab/>Jaipur</text:p>
      <text:p text:style-name="P1">Abhay<text:tab/><text:tab/><text:tab/>302017<text:tab/><text:tab/><text:tab/>Jaipur</text:p>
      <text:p text:style-name="P1">Here City is dependent on ZipCode which is dependent on Customer Id where Customer Id is candidate key.To bring this table to third normal form, we break the table into two tables, and now we have the following:</text:p>
      <text:p text:style-name="P1"/>
      <text:p text:style-name="P2">Customer ID <text:tab/><text:tab/> ZipCode <text:s text:c="4"/></text:p>
      <text:p text:style-name="P1">Ajay <text:tab/> <text:s text:c="4"/><text:tab/><text:tab/> 302011</text:p>
      <text:p text:style-name="P1">Abhay<text:tab/><text:tab/><text:tab/> 302017<text:tab/><text:tab/> <text:s/><text:tab/></text:p>
      <text:p text:style-name="P1"><text:tab/><text:tab/></text:p>
      <text:p text:style-name="P2">ZipCode <text:s text:c="4"/><text:tab/><text:tab/> City</text:p>
      <text:p text:style-name="P1">302011 <text:s/><text:tab/> <text:tab/> Jaipur</text:p>
      <text:p text:style-name="P1">302017 <text:s/><text:tab/> <text:tab/> Jaipur</text:p>
      <text:p text:style-name="P1"/>
      <text:p text:style-name="P5"><text:span text:style-name="T6">Boyce Codd normal form (BCNF) :</text:span><text:span text:style-name="T3"> It is an advance version of 3NF that’s why it is also referred as 3.5NF. BCNF is stricter than 3NF. A table complies with BCNF if it is in 3NF and for every functional dependency X-&gt;Y, X should be the super key of the table.</text:span></text:p>
      <text:p text:style-name="P1">Example: Suppose there is a company wherein employees work in more than one department. They store the data like this:</text:p>
      <text:p text:style-name="P1"><text:soft-page-break/></text:p>
      <text:p text:style-name="P2">emp_id<text:tab/>emp_nationality<text:tab/>emp_dept<text:tab/>dept_type<text:tab/>dept_no_of_emp</text:p>
      <text:p text:style-name="P1">1001<text:tab/><text:tab/>Austrian<text:tab/><text:tab/>Production <text:tab/>D001<text:tab/><text:tab/>200</text:p>
      <text:p text:style-name="P1">1001<text:tab/><text:tab/>Austrian<text:tab/><text:tab/>stores<text:tab/><text:tab/>D001<text:tab/><text:tab/>250</text:p>
      <text:p text:style-name="P1"/>
      <text:p text:style-name="P1">Functional dependencies in the table above:</text:p>
      <text:list xml:id="list38574333" text:continue-numbering="true" text:style-name="RTF_5f_Num_20_2">
        <text:list-item>
          <text:p text:style-name="P8">emp_id -&gt; emp_nationality</text:p>
        </text:list-item>
        <text:list-item>
          <text:p text:style-name="P8">emp_dept -&gt; {dept_type, dept_no_of_emp}</text:p>
        </text:list-item>
      </text:list>
      <text:p text:style-name="P5"><text:span text:style-name="T4">Candidate key</text:span><text:span text:style-name="T3">: {emp_id, emp_dept}</text:span></text:p>
      <text:p text:style-name="P1">The table is not in BCNF as neither emp_id nor emp_dept alone are keys.</text:p>
      <text:p text:style-name="P1">To make the table comply with BCNF we can break the table in three tables like this:</text:p>
      <text:p text:style-name="P1"/>
      <text:p text:style-name="P2">emp_id<text:tab/><text:tab/>emp_nationality</text:p>
      <text:p text:style-name="P1">1001<text:tab/><text:tab/><text:tab/>Austrian</text:p>
      <text:p text:style-name="P1"/>
      <text:p text:style-name="P2">emp_dept<text:tab/><text:tab/>dept_type<text:tab/><text:tab/>dept_no_of_emp</text:p>
      <text:p text:style-name="P1">Production <text:tab/><text:tab/>D001<text:tab/><text:tab/><text:tab/>200</text:p>
      <text:p text:style-name="P1">stores<text:tab/><text:tab/><text:tab/>D001<text:tab/><text:tab/><text:tab/>250</text:p>
      <text:p text:style-name="P1"/>
      <text:p text:style-name="P2">emp_id<text:tab/><text:tab/><text:tab/>emp_dept</text:p>
      <text:p text:style-name="P1">1001<text:tab/><text:tab/><text:tab/><text:tab/>Production </text:p>
      <text:p text:style-name="P1">1001<text:tab/><text:tab/><text:tab/><text:tab/>stores</text:p>
      <text:p text:style-name="P1"/>
      <text:p text:style-name="P2">Functional dependencies:</text:p>
      <text:list xml:id="list38584480" text:continue-numbering="true" text:style-name="RTF_5f_Num_20_2">
        <text:list-item>
          <text:p text:style-name="P8">emp_id -&gt; emp_nationality</text:p>
        </text:list-item>
        <text:list-item>
          <text:p text:style-name="P8">emp_dept -&gt; {dept_type, dept_no_of_emp}</text:p>
        </text:list-item>
      </text:list>
      <text:p text:style-name="P1"><text:soft-page-break/></text:p>
      <text:p text:style-name="P2">Candidate keys:</text:p>
      <text:list xml:id="list38569535" text:continue-numbering="true" text:style-name="RTF_5f_Num_20_2">
        <text:list-item>
          <text:p text:style-name="P8">For first table: emp_id</text:p>
        </text:list-item>
        <text:list-item>
          <text:p text:style-name="P8">For second table: emp_dept</text:p>
        </text:list-item>
        <text:list-item>
          <text:p text:style-name="P8">For third table: {emp_id, emp_dept}</text:p>
        </text:list-item>
      </text:list>
      <text:p text:style-name="P1">This is now in BCNF as in both the functional dependencies left side part is a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77" meta:word-count="715" meta:character-count="4224"/>
    <meta:generator>OpenOffice/4.1.1$Win32 OpenOffice.org_project/411m6$Build-9775</meta:generator>
  </office:meta>
</office:document-meta>
</file>